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rboletum</text:p>
      <text:p text:style-name="Normal">Performance botanique.</text:p>
      <text:p text:style-name="Normal">7 pousses déracinées d’Île-de-France</text:p>
      <text:p text:style-name="Normal">7 coupes de terre de Hongrie et de Roumanie.</text:p>
      <text:p text:style-name="Normal"/>
      <text:p text:style-name="Normal"/>
      <text:p text:style-name="Normal">Edition, 20 x 16 c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555in" fo:line-height="150%" fo:text-indent="0.5909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ne Thibault</meta:initial-creator>
    <dc:creator>Marianne Thibault</dc:creator>
    <meta:creation-date>2018-02-24T14:02:00Z</meta:creation-date>
    <dc:date>2018-02-24T17:18:00Z</dc:date>
    <meta:template xlink:href="Normal" xlink:type="simple"/>
    <meta:editing-cycles>5</meta:editing-cycles>
    <meta:editing-duration>PT11760S</meta:editing-duration>
    <meta:document-statistic meta:page-count="1" meta:paragraph-count="1" meta:word-count="21" meta:character-count="137" meta:row-count="1" meta:non-whitespace-character-count="117"/>
  </office:meta>
</office:document-meta>
</file>